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3cb58"/>
    </style:style>
    <style:style style:name="P2" style:family="paragraph" style:parent-style-name="Standard">
      <style:text-properties fo:font-style="italic" officeooo:rsid="00198246" officeooo:paragraph-rsid="0003cb58" style:font-style-asian="italic" style:font-style-complex="italic"/>
    </style:style>
    <style:style style:name="P3" style:family="paragraph" style:parent-style-name="Standard">
      <style:text-properties fo:font-style="italic" officeooo:rsid="00198246" officeooo:paragraph-rsid="0004a38a" style:font-style-asian="italic" style:font-style-complex="italic"/>
    </style:style>
    <style:style style:name="P4" style:family="paragraph" style:parent-style-name="Standard">
      <style:text-properties fo:font-style="italic" officeooo:rsid="0018c615" officeooo:paragraph-rsid="0003cb58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98246" officeooo:paragraph-rsid="0004a38a" style:font-style-asian="italic" style:font-style-complex="italic"/>
    </style:style>
    <style:style style:name="P6" style:family="paragraph" style:parent-style-name="Standard">
      <style:text-properties officeooo:rsid="0003cb58" officeooo:paragraph-rsid="0004a38a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officeooo:paragraph-rsid="0003cb58"/>
    </style:style>
    <style:style style:name="P9" style:family="paragraph" style:parent-style-name="Standard">
      <style:text-properties style:text-underline-style="none" officeooo:paragraph-rsid="00040685"/>
    </style:style>
    <style:style style:name="P10" style:family="paragraph" style:parent-style-name="Standard">
      <style:text-properties officeooo:paragraph-rsid="00040685"/>
    </style:style>
    <style:style style:name="P11" style:family="paragraph" style:parent-style-name="Standard">
      <style:text-properties officeooo:rsid="00040685" officeooo:paragraph-rsid="00040685"/>
    </style:style>
    <style:style style:name="P12" style:family="paragraph" style:parent-style-name="Standard">
      <style:text-properties fo:font-weight="bold" officeooo:paragraph-rsid="00040685" style:font-weight-asian="bold" style:font-weight-complex="bold"/>
    </style:style>
    <style:style style:name="P13" style:family="paragraph" style:parent-style-name="Standard">
      <style:text-properties officeooo:paragraph-rsid="0004a38a"/>
    </style:style>
    <style:style style:name="P14" style:family="paragraph" style:parent-style-name="Standard">
      <style:text-properties fo:font-size="14pt" fo:font-style="italic" officeooo:rsid="00198246" officeooo:paragraph-rsid="0004a38a" style:font-size-asian="12.25pt" style:font-style-asian="italic" style:font-size-complex="14pt" style:font-style-complex="italic"/>
    </style:style>
    <style:style style:name="P15" style:family="paragraph" style:parent-style-name="Standard">
      <style:text-properties fo:font-size="14pt" fo:font-style="italic" officeooo:rsid="0004a38a" officeooo:paragraph-rsid="0004a38a" style:font-size-asian="12.25pt" style:font-style-asian="italic" style:font-size-complex="14pt" style:font-style-complex="italic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officeooo:rsid="00199587" officeooo:paragraph-rsid="0004a38a" style:font-size-asian="12.25pt" style:font-style-asian="italic" style:font-size-complex="14pt" style:font-style-complex="italic"/>
    </style:style>
    <style:style style:name="P17" style:family="paragraph" style:parent-style-name="Standard">
      <style:text-properties fo:font-size="14pt" fo:font-style="italic" style:text-underline-style="none" officeooo:rsid="00199587" officeooo:paragraph-rsid="0004a38a" style:font-size-asian="12.25pt" style:font-style-asian="italic" style:font-size-complex="14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99587" officeooo:paragraph-rsid="0004a38a" style:font-size-asian="12.25pt" style:font-style-asian="italic" style:font-size-complex="14pt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style:text-underline-style="none" officeooo:rsid="001c8973" officeooo:paragraph-rsid="0004a38a" style:font-size-asian="12.25pt" style:font-style-asian="italic" style:font-size-complex="14pt" style:font-style-complex="italic"/>
    </style:style>
    <style:style style:name="P20" style:family="paragraph" style:parent-style-name="Standard">
      <style:text-properties fo:font-size="14pt" fo:font-style="italic" style:text-underline-style="none" officeooo:rsid="001adb40" officeooo:paragraph-rsid="0004a38a" style:font-size-asian="12.25pt" style:font-style-asian="italic" style:font-size-complex="14pt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4a38a" officeooo:paragraph-rsid="0004a38a" style:font-size-asian="12.25pt" style:font-style-asian="italic" style:font-size-complex="14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4a38a" officeooo:paragraph-rsid="00057495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4a38a" officeooo:paragraph-rsid="0005ad5f" style:font-size-asian="12.25pt" style:font-style-asian="italic" style:font-size-complex="14pt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57495" officeooo:paragraph-rsid="00057495" style:font-size-asian="12.25pt" style:font-style-asian="italic" style:font-size-complex="14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style:text-underline-style="none" officeooo:rsid="0005ad5f" officeooo:paragraph-rsid="0005ad5f" style:font-size-asian="12.25pt" style:font-style-asian="italic" style:font-size-complex="14pt" style:font-style-complex="italic"/>
    </style:style>
    <style:style style:name="P26" style:family="paragraph" style:parent-style-name="Standard">
      <style:text-properties fo:font-size="14pt" fo:font-style="normal" style:text-underline-style="none" officeooo:rsid="001adb40" officeooo:paragraph-rsid="0004a38a" style:font-size-asian="12.25pt" style:font-style-asian="normal" style:font-size-complex="14pt" style:font-style-complex="normal"/>
    </style:style>
    <style:style style:name="P27" style:family="paragraph" style:parent-style-name="Standard">
      <style:text-properties fo:font-size="14pt" fo:font-style="normal" style:text-underline-style="none" officeooo:rsid="001c8973" officeooo:paragraph-rsid="0004a38a" style:font-size-asian="12.25pt" style:font-style-asian="normal" style:font-size-complex="14pt" style:font-style-complex="normal"/>
    </style:style>
    <style:style style:name="P28" style:family="paragraph" style:parent-style-name="Standard">
      <style:text-properties officeooo:rsid="0004a38a" officeooo:paragraph-rsid="0004a38a"/>
    </style:style>
    <style:style style:name="P29" style:family="paragraph" style:parent-style-name="Standard">
      <style:text-properties style:font-name="Liberation Serif" officeooo:paragraph-rsid="00040685"/>
    </style:style>
    <style:style style:name="P30" style:family="paragraph" style:parent-style-name="Standard">
      <style:text-properties style:font-name="Liberation Serif" officeooo:paragraph-rsid="0003cb58"/>
    </style:style>
    <style:style style:name="P31" style:family="paragraph" style:parent-style-name="Standard">
      <style:text-properties style:font-name="Liberation Serif" fo:font-style="normal" officeooo:paragraph-rsid="0003cb58" style:font-style-asian="normal" style:font-style-complex="normal"/>
    </style:style>
    <style:style style:name="P32" style:family="paragraph" style:parent-style-name="Standard">
      <style:text-properties style:font-name="Liberation Serif" fo:font-style="normal" officeooo:paragraph-rsid="00040685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officeooo:rsid="001079db" officeooo:paragraph-rsid="000776e3" style:font-size-asian="14pt" style:font-style-asian="normal" style:font-size-complex="14pt" style:font-style-complex="normal"/>
    </style:style>
    <style:style style:name="P34" style:family="paragraph" style:parent-style-name="Standard">
      <style:text-properties style:font-name="Liberation Serif" fo:font-size="14pt" fo:font-style="normal" officeooo:rsid="001079db" officeooo:paragraph-rsid="000776e3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officeooo:paragraph-rsid="00040685"/>
    </style:style>
    <style:style style:name="P3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040685"/>
    </style:style>
    <style:style style:name="P3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40685" officeooo:paragraph-rsid="00040685"/>
    </style:style>
    <style:style style:name="P3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Liberation Serif" fo:font-size="14pt" fo:font-style="normal" officeooo:paragraph-rsid="000776e3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style="italic" style:text-underline-style="none" officeooo:rsid="00199587" officeooo:paragraph-rsid="0004a38a" style:font-size-asian="12.25pt" style:font-style-asian="italic" style:font-size-complex="14pt" style:font-style-complex="italic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cb58" style:font-size-asian="14pt" style:font-size-complex="16pt"/>
    </style:style>
    <style:style style:name="T3" style:family="text">
      <style:text-properties fo:font-size="16pt" officeooo:rsid="00198246" style:font-size-asian="14pt" style:font-size-complex="16pt"/>
    </style:style>
    <style:style style:name="T4" style:family="text">
      <style:text-properties fo:font-size="16pt" officeooo:rsid="00040685" style:font-size-asian="14pt" style:font-size-complex="16pt"/>
    </style:style>
    <style:style style:name="T5" style:family="text">
      <style:text-properties fo:font-size="16pt" officeooo:rsid="00199587" style:font-size-asian="14pt" style:font-size-complex="16pt"/>
    </style:style>
    <style:style style:name="T6" style:family="text">
      <style:text-properties fo:font-size="16pt" officeooo:rsid="001adb40" style:font-size-asian="14pt" style:font-size-complex="16pt"/>
    </style:style>
    <style:style style:name="T7" style:family="text">
      <style:text-properties fo:font-size="16pt" officeooo:rsid="0004a38a" style:font-size-asian="14pt" style:font-size-complex="16pt"/>
    </style:style>
    <style:style style:name="T8" style:family="text">
      <style:text-properties fo:font-size="16pt" officeooo:rsid="00057495" style:font-size-asian="14pt" style:font-size-complex="16pt"/>
    </style:style>
    <style:style style:name="T9" style:family="text">
      <style:text-properties fo:font-size="16pt" officeooo:rsid="0005ad5f" style:font-size-asian="14pt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03cb58" style:font-size-asian="14pt" style:font-size-complex="16pt"/>
    </style:style>
    <style:style style:name="T12" style:family="text">
      <style:text-properties fo:font-size="16pt" fo:font-style="italic" style:font-size-asian="14pt" style:font-style-asian="italic" style:font-size-complex="16pt" style:font-style-complex="italic"/>
    </style:style>
    <style:style style:name="T13" style:family="text">
      <style:text-properties fo:font-size="16pt" fo:font-style="italic" officeooo:rsid="0003cb58" style:font-size-asian="14pt" style:font-style-asian="italic" style:font-size-complex="16pt" style:font-style-complex="italic"/>
    </style:style>
    <style:style style:name="T14" style:family="text">
      <style:text-properties fo:font-size="16pt" fo:font-style="italic" officeooo:rsid="00198246" style:font-size-asian="14pt" style:font-style-asian="italic" style:font-size-complex="16pt" style:font-style-complex="italic"/>
    </style:style>
    <style:style style:name="T15" style:family="text">
      <style:text-properties fo:font-size="16pt" fo:font-style="italic" officeooo:rsid="00040685" style:font-size-asian="14pt" style:font-style-asian="italic" style:font-size-complex="16pt" style:font-style-complex="italic"/>
    </style:style>
    <style:style style:name="T16" style:family="text">
      <style:text-properties fo:font-size="16pt" fo:font-style="italic" officeooo:rsid="0004a38a" style:font-size-asian="14pt" style:font-style-asian="italic" style:font-size-complex="16pt" style:font-style-complex="italic"/>
    </style:style>
    <style:style style:name="T17" style:family="text">
      <style:text-properties fo:font-size="16pt" fo:font-style="italic" style:text-underline-style="solid" style:text-underline-width="auto" style:text-underline-color="font-color" officeooo:rsid="00198246" style:font-size-asian="14pt" style:font-style-asian="italic" style:font-size-complex="16pt" style:font-style-complex="italic"/>
    </style:style>
    <style:style style:name="T18" style:family="text">
      <style:text-properties fo:font-size="16pt" fo:font-style="italic" style:text-underline-style="solid" style:text-underline-width="auto" style:text-underline-color="font-color" officeooo:rsid="0003cb58" style:font-size-asian="14pt" style:font-style-asian="italic" style:font-size-complex="16pt" style:font-style-complex="italic"/>
    </style:style>
    <style:style style:name="T19" style:family="text">
      <style:text-properties fo:font-size="16pt" fo:font-style="italic" style:text-underline-style="none" officeooo:rsid="0003cb58" style:font-size-asian="14pt" style:font-style-asian="italic" style:font-size-complex="16pt" style:font-style-complex="italic"/>
    </style:style>
    <style:style style:name="T20" style:family="text">
      <style:text-properties fo:font-size="16pt" fo:font-style="italic" style:text-underline-style="none" officeooo:rsid="00198246" style:font-size-asian="14pt" style:font-style-asian="italic" style:font-size-complex="16pt" style:font-style-complex="italic"/>
    </style:style>
    <style:style style:name="T21" style:family="text">
      <style:text-properties fo:font-size="16pt" style:text-underline-style="none" style:font-size-asian="14pt" style:font-size-complex="16pt"/>
    </style:style>
    <style:style style:name="T22" style:family="text">
      <style:text-properties fo:font-size="16pt" style:text-underline-style="none" officeooo:rsid="0003cb58" style:font-size-asian="14pt" style:font-size-complex="16pt"/>
    </style:style>
    <style:style style:name="T23" style:family="text">
      <style:text-properties fo:font-size="16pt" fo:font-weight="bold" officeooo:rsid="0003cb58" style:font-size-asian="14pt" style:font-weight-asian="bold" style:font-size-complex="16pt" style:font-weight-complex="bold"/>
    </style:style>
    <style:style style:name="T24" style:family="text">
      <style:text-properties fo:font-size="16pt" fo:font-style="normal" officeooo:rsid="0003cb58" style:font-size-asian="14pt" style:font-style-asian="normal" style:font-size-complex="16pt" style:font-style-complex="normal"/>
    </style:style>
    <style:style style:name="T25" style:family="text">
      <style:text-properties fo:font-size="16pt" fo:font-style="normal" officeooo:rsid="00040685" style:font-size-asian="14pt" style:font-style-asian="normal" style:font-size-complex="16pt" style:font-style-complex="normal"/>
    </style:style>
    <style:style style:name="T26" style:family="text">
      <style:text-properties fo:font-size="16pt" style:font-size-complex="16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1adb40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c8973" style:font-style-asian="italic" style:font-style-complex="italic"/>
    </style:style>
    <style:style style:name="T31" style:family="text">
      <style:text-properties fo:font-style="italic" officeooo:rsid="001adb40" style:font-style-asian="italic" style:font-style-complex="italic"/>
    </style:style>
    <style:style style:name="T32" style:family="text">
      <style:text-properties fo:font-style="italic" officeooo:rsid="0004a38a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1adb40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04a38a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adb40"/>
    </style:style>
    <style:style style:name="T37" style:family="text">
      <style:text-properties officeooo:rsid="001c89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8"/><text:span text:style-name="T35"><text:s/></text:span><text:span text:style-name="T23">Module: Information</text:span></text:p>
      <text:p text:style-name="P12"><text:span text:style-name="T2"><text:s text:c="7"/>Sub Module: Notice,Circular, Minutes</text:span></text:p>
      <text:p text:style-name="P37"><text:span text:style-name="T11">N</text:span><text:span text:style-name="T10">otice</text:span></text:p>
      <text:p text:style-name="P10"/>
      <text:p text:style-name="P10"><text:span text:style-name="T11"/></text:p>
      <text:p text:style-name="P7"><text:span text:style-name="T2"><text:s/>Controller:</text:span></text:p>
      <text:p text:style-name="P7"><text:span text:style-name="T2"/></text:p>
      <text:p text:style-name="P7"><text:span text:style-name="T2">1.post_notice.php: controller for posting the notice</text:span></text:p>
      <text:p text:style-name="P7"><text:span text:style-name="T2">2.edit_notice.php: controller for editing the notice</text:span></text:p>
      <text:p text:style-name="P8"><text:span text:style-name="T2">3.information.php_ajax: controller for dynamically loading the </text:span></text:p>
      <text:p text:style-name="P8"><text:span text:style-name="T2"><text:tab/> <text:s text:c="2"/>some <text:s/>view</text:span></text:p>
      <text:p text:style-name="P7"><text:span text:style-name="T2">4.view_notice.php: controller for viewing the notice</text:span></text:p>
      <text:p text:style-name="P9"><text:span text:style-name="T2"><text:s text:c="2"/></text:span></text:p>
      <text:p text:style-name="P35"/>
      <text:p text:style-name="P9"><text:span text:style-name="T2"><text:s text:c="3"/></text:span></text:p>
      <text:p text:style-name="P9"><text:span text:style-name="T2"><text:s/>Model:</text:span></text:p>
      <text:p text:style-name="P9"><text:span text:style-name="T2"/></text:p>
      <text:p text:style-name="P8"><text:span text:style-name="T2">1.post_notice_model.php → reads the data such as notice_id;</text:span></text:p>
      <text:p text:style-name="P9"><text:span text:style-name="T2">2.post_notice_help_model.php →</text:span><text:span text:style-name="T4"> reads helping data </text:span></text:p>
      <text:p text:style-name="P9"><text:span text:style-name="T4"><text:tab/><text:tab/><text:tab/><text:tab/><text:tab/><text:tab/>such as <text:s/>department,courses ,branch, <text:tab/><text:tab/><text:tab/><text:tab/><text:tab/><text:tab/><text:tab/><text:tab/>users_id;</text:span></text:p>
      <text:p text:style-name="P7"><text:span text:style-name="T4">3</text:span><text:span text:style-name="T2">.edit_notice_model.php →</text:span><text:span text:style-name="T4"> reading the data of notice to be edited;</text:span></text:p>
      <text:p text:style-name="P9"><text:span text:style-name="T2">4.group_global_model.php →</text:span><text:span text:style-name="T4"> reads the group created by admin</text:span></text:p>
      <text:p text:style-name="P7"><text:span text:style-name="T2">5.view_notice_model.php →</text:span><text:span text:style-name="T4"> reads the all the notice from table</text:span></text:p>
      <text:p text:style-name="P7"><text:span text:style-name="T2">6.viewnotice_model.php →</text:span><text:span text:style-name="T4"> reads the new notices.</text:span></text:p>
      <text:p text:style-name="P9"><text:span text:style-name="T2">7.viewprevnotice_model.php → </text:span><text:span text:style-name="T4">reads all the notice from archieve.</text:span></text:p>
      <text:p text:style-name="P10"/>
      <text:p text:style-name="P10"/>
      <text:p text:style-name="P36"><text:span text:style-name="T2"/></text:p>
      <text:p text:style-name="P10"><text:span text:style-name="T2"><text:s text:c="4"/></text:span></text:p>
      <text:p text:style-name="P10"><text:span text:style-name="T4">View:</text:span></text:p>
      <text:p text:style-name="P10"><text:span text:style-name="T4"/></text:p>
      <text:p text:style-name="P10"><text:span text:style-name="T4">1. create_group.php → create any group local to user</text:span></text:p>
      <text:p text:style-name="P10"><text:span text:style-name="T4">2. create_global_group.php → create any global group</text:span></text:p>
      <text:p text:style-name="P10"><text:span text:style-name="T4">3. delete_group.php</text:span><text:span text:style-name="T2"> <text:s/>→</text:span><text:span text:style-name="T4"> delete any group</text:span></text:p>
      <text:p text:style-name="P10"><text:span text:style-name="T4">4. delete_global_group.php → delete any global group</text:span></text:p>
      <text:p text:style-name="P10"><text:span text:style-name="T4">5. edit_group.php → edit any local group</text:span></text:p>
      <text:p text:style-name="P10"><text:soft-page-break/><text:span text:style-name="T4">6. edit_group_global.php → edit global group</text:span></text:p>
      <text:p text:style-name="P10"><text:span text:style-name="T4">7.group_exceed → viewed when group limit exceed.</text:span></text:p>
      <text:p text:style-name="P10"><text:span text:style-name="T4">8. group_member → view the member of group.</text:span></text:p>
      <text:p text:style-name="P10"><text:span text:style-name="T4">9.courses.php → view course for selected department</text:span></text:p>
      <text:p text:style-name="P10"><text:span text:style-name="T4">10. dept_list.php → view all the department of ism.</text:span></text:p>
      <text:p text:style-name="P10"><text:span text:style-name="T4">11. index.php <text:s/>→ view the given no of input box for individual</text:span></text:p>
      <text:p text:style-name="P10"><text:span text:style-name="T4">12.</text:span><text:span text:style-name="T2"> </text:span><text:span text:style-name="T4">semester → view the semester for given year</text:span></text:p>
      <text:p text:style-name="P11"><text:span text:style-name="T1">13. editNotice → view all valid notices that is filled by particular user.</text:span></text:p>
      <text:p text:style-name="P11"><text:span text:style-name="T1">14. edit_notice.php → view the selected notice in editable form</text:span></text:p>
      <text:p text:style-name="P11"><text:span text:style-name="T1">15. post_notice.php → view the form to fill the notice</text:span></text:p>
      <text:p text:style-name="P11"><text:span text:style-name="T1">16. viewNotice.php → view all valid notices</text:span></text:p>
      <text:p text:style-name="P11"><text:span text:style-name="T1">17. view_notice.php → view the selected notice</text:span></text:p>
      <text:p text:style-name="P10"><text:span text:style-name="T2"><text:s/></text:span></text:p>
      <text:p text:style-name="P10"/>
      <text:p text:style-name="P10"/>
      <text:p text:style-name="P10"><text:span text:style-name="T2">–--------------------------------------------------------------------------------------------</text:span></text:p>
      <text:p text:style-name="P10"><text:span text:style-name="T2"><text:s text:c="4"/></text:span></text:p>
      <text:p text:style-name="P29"><text:span text:style-name="T2">Table:</text:span></text:p>
      <text:p text:style-name="P30"><text:span text:style-name="T16">1.</text:span><text:span text:style-name="T24">into_notice_details →contains all the details of </text:span><text:span text:style-name="T25">valid </text:span><text:span text:style-name="T24">notice and </text:span></text:p>
      <text:p text:style-name="P31"><text:span text:style-name="T2"><text:tab/> <text:s text:c="43"/>notice _cat <text:s/>which <text:s/>is cat notice.</text:span></text:p>
      <text:p text:style-name="P31"><text:span text:style-name="T7">2.</text:span><text:span text:style-name="T4">info_notice_archieve_details → contains all the expired notices.</text:span></text:p>
      <text:p text:style-name="P31"><text:span text:style-name="T7">3.</text:span><text:span text:style-name="T4">info_group_global → contains all the global group</text:span></text:p>
      <text:p text:style-name="P32"><text:span text:style-name="T7">4.</text:span><text:span text:style-name="T4">notice_individual → contais the user id and notice id</text:span></text:p>
      <text:p text:style-name="P32"><text:span text:style-name="T7">5.</text:span><text:span text:style-name="T4">notice_group_id → contains group_id crossponding to notice id </text:span></text:p>
      <text:p text:style-name="P32"><text:span text:style-name="T4"><text:tab/><text:tab/><text:tab/><text:tab/><text:tab/>if <text:s/>notice_cat='grp';</text:span></text:p>
      <text:p text:style-name="P32"><text:span text:style-name="T7">6.</text:span><text:span text:style-name="T4">notice_global_group_id → contains group id for groups crated by </text:span></text:p>
      <text:p text:style-name="P32"><text:span text:style-name="T4"><text:tab/><text:tab/><text:tab/><text:tab/><text:tab/>admin if notice_cat='glb'</text:span></text:p>
      <text:p text:style-name="P32"><text:span text:style-name="T7">7.</text:span><text:span text:style-name="T4">notice_group → contain all the group of particular user</text:span></text:p>
      <text:p text:style-name="P32"><text:span text:style-name="T7">8.</text:span><text:span text:style-name="T4">notice_general → contains all field required by a student to see </text:span></text:p>
      <text:p text:style-name="P32"><text:span text:style-name="T4"><text:tab/><text:tab/><text:tab/><text:tab/><text:tab/>this notice if notice_cat=stu;</text:span></text:p>
      <text:p text:style-name="P32"><text:span text:style-name="T7">9.</text:span><text:span text:style-name="T4">notice_gen_emp → contains all field required by a employee to see the <text:tab/></text:span></text:p>
      <text:p text:style-name="P32"><text:span text:style-name="T4"><text:tab/><text:tab/><text:tab/><text:tab/><text:tab/>notice if notice_cat= emp or ft</text:span></text:p>
      <text:p text:style-name="P1"><text:span text:style-name="T13"><text:tab/></text:span></text:p>
      <text:p text:style-name="P10"><text:span text:style-name="T13"><text:s text:c="2"/>--------------------------------------------------------------------------------------------</text:span></text:p>
      <text:p text:style-name="P10"><text:span text:style-name="T13"/></text:p>
      <text:p text:style-name="P10"><text:span text:style-name="T13"><text:s text:c="2"/></text:span></text:p>
      <text:p text:style-name="P10"><text:soft-page-break/><text:span text:style-name="T13"><text:s text:c="2"/>My job: <text:s/>Created Post Section which deal with notice category</text:span></text:p>
      <text:p text:style-name="P1"><text:span text:style-name="T13"><text:s text:c="20"/>there are six category of notice.</text:span></text:p>
      <text:p text:style-name="P1"><text:span text:style-name="T13"><text:tab/><text:tab/> <text:s/></text:span><text:span text:style-name="T14">The </text:span><text:span text:style-name="T17">notice_cat</text:span><text:span text:style-name="T14"> column <text:s/></text:span><text:span text:style-name="T13">of <text:s text:c="2"/></text:span><text:span text:style-name="T18">info_notice_detail</text:span><text:span text:style-name="T19"> will </text:span></text:p>
      <text:p text:style-name="P1"><text:span text:style-name="T19"><text:tab/><text:tab/> <text:s/>contain <text:s text:c="2"/>following entry.</text:span></text:p>
      <text:p text:style-name="P1"><text:span text:style-name="T19"><text:tab/><text:tab/> <text:tab/>1.</text:span><text:span text:style-name="T20">all <text:s/>- <text:s/>All</text:span></text:p>
      <text:p text:style-name="P2"><text:span text:style-name="T21"><text:tab/><text:tab/> <text:s/><text:tab/></text:span><text:span text:style-name="T22">2.</text:span><text:span text:style-name="T21">emp - All Employee</text:span></text:p>
      <text:p text:style-name="P4"><text:span text:style-name="T1"><text:tab/><text:tab/> <text:tab/></text:span><text:span text:style-name="T2">3.</text:span><text:span text:style-name="T3">ft - All Faculty</text:span></text:p>
      <text:p text:style-name="P4"><text:span text:style-name="T1"><text:s/><text:tab/><text:tab/></text:span><text:span text:style-name="T2"><text:tab/>4.</text:span><text:span text:style-name="T3">stu - All Student</text:span></text:p>
      <text:p text:style-name="P2"><text:span text:style-name="T1"><text:tab/><text:tab/></text:span><text:span text:style-name="T2"><text:tab/>5.</text:span><text:span text:style-name="T1">ind - Individual</text:span></text:p>
      <text:p text:style-name="P2"><text:span text:style-name="T1"><text:tab/><text:tab/><text:tab/></text:span><text:span text:style-name="T2">6.</text:span><text:span text:style-name="T1">grp – Group Customised</text:span></text:p>
      <text:p text:style-name="P2"><text:span text:style-name="T1"><text:tab/><text:tab/><text:tab/></text:span><text:span text:style-name="T2">7.</text:span><text:span text:style-name="T1">glb – Group Global</text:span></text:p>
      <text:p text:style-name="P2"><text:span text:style-name="T22"><text:tab/><text:tab/><text:tab/>8.gen - <text:s/>Group General</text:span></text:p>
      <text:p text:style-name="P1"><text:span text:style-name="T13"/></text:p>
      <text:p text:style-name="P13"><text:span text:style-name="T13"><text:s/></text:span><text:span text:style-name="T17">1. All:</text:span></text:p>
      <text:p text:style-name="P3"><text:span text:style-name="T1">if user has selected 'All' the there is no any further step simply whosoever will login will see the notice</text:span></text:p>
      <text:p text:style-name="P5"/>
      <text:p text:style-name="P5"><text:span text:style-name="T1">2: All Emplyoee</text:span></text:p>
      <text:p text:style-name="P3"><text:span text:style-name="T1">if user has selected 'All Emplyoee' the we will check 'auth_id' of login user whether he is student or emplyoee if auth_id is </text:span><text:span text:style-name="T5">'</text:span><text:span text:style-name="T1">emp</text:span><text:span text:style-name="T5">'</text:span><text:span text:style-name="T1"> then notice will be visible to user.</text:span></text:p>
      <text:p text:style-name="P6"><text:span text:style-name="T12">Table:</text:span></text:p>
      <text:p text:style-name="P6"><text:span text:style-name="T12"><text:tab/>1.users →</text:span><text:span text:style-name="T15"> contains all the user of mis</text:span></text:p>
      <text:p text:style-name="P14"><text:span text:style-name="T2"><text:tab/>2.</text:span><text:span text:style-name="T4">user_deitals → detalis of user for auth</text:span></text:p>
      <text:p text:style-name="P5"/>
      <text:p text:style-name="P5"/>
      <text:p text:style-name="P5"><text:span text:style-name="T1">3: All Faculty</text:span></text:p>
      <text:p text:style-name="P3"><text:span text:style-name="T1">if user has selected 'All Faculty ' the we will check column 'auth_id' in table 'user' of user whether he is student or employee if auth_id is emp then we will check whether this emp is faculty or not </text:span><text:span text:style-name="T5">from following table.</text:span></text:p>
      <text:p text:style-name="P14"><text:span text:style-name="T1">(auth_id </text:span><text:span text:style-name="T5">for faculty</text:span><text:span text:style-name="T1"> is colum auth_id of table </text:span><text:span text:style-name="T5">emp_basic_detail</text:span><text:span text:style-name="T1">)</text:span></text:p>
      <text:p text:style-name="P15"><text:span text:style-name="T1">Table:</text:span></text:p>
      <text:p text:style-name="P15"><text:span text:style-name="T1"><text:tab/>1.emp_basic_details → contains all the details of employee</text:span></text:p>
      <text:p text:style-name="P15"><text:span text:style-name="T1"/></text:p>
      <text:p text:style-name="P16"/>
      <text:p text:style-name="P16"/>
      <text:p text:style-name="P16"/>
      <text:p text:style-name="P16"/>
      <text:p text:style-name="P16"><text:soft-page-break/></text:p>
      <text:p text:style-name="P16"><text:span text:style-name="T1">4: All Student</text:span></text:p>
      <text:p text:style-name="P3"><text:span text:style-name="T1">if user has selected 'All </text:span><text:span text:style-name="T5">Student</text:span><text:span text:style-name="T1">' the we will check 'auth_id' of login user whether he is student or emplyoee if auth_id is </text:span><text:span text:style-name="T5">'stu'</text:span><text:span text:style-name="T1"> then notice will be visible to user.</text:span></text:p>
      <text:p text:style-name="P28"><text:span text:style-name="T13">T</text:span><text:span text:style-name="T12">able:</text:span></text:p>
      <text:p text:style-name="P28"><text:span text:style-name="T12"><text:tab/></text:span><text:span text:style-name="T13">1.users →</text:span><text:span text:style-name="T15"> contains all the user of mis</text:span></text:p>
      <text:p text:style-name="P14"><text:span text:style-name="T2"><text:tab/>2.</text:span><text:span text:style-name="T4">user_deitals → detalis of user for auth</text:span></text:p>
      <text:p text:style-name="P14"/>
      <text:p text:style-name="P16"><text:span text:style-name="T4">5: Individual</text:span></text:p>
      <text:p text:style-name="P16"><text:span text:style-name="T4">Part1:</text:span></text:p>
      <text:p text:style-name="P18">1. I have used jquery on keyup so that it will access the <text:span text:style-name="T27">no of person</text:span> field <text:span text:style-name="T36">if </text:span>user</text:p>
      <text:p text:style-name="P18"><text:tab/> has enter any number.</text:p>
      <text:p text:style-name="P18">2. Then I have callled <text:s/>function i<text:span text:style-name="T27">ndex</text:span> on controller<text:span text:style-name="T27"> information_ajax</text:span></text:p>
      <text:p text:style-name="P18"><text:s text:c="11"/>through <text:s text:c="2"/>AJAX.</text:p>
      <text:p text:style-name="P39"><text:s/>3. This function will load view which will has <text:s/>text input <text:s/>of required amount.</text:p>
      <text:p text:style-name="P39"><text:span text:style-name="T36"><text:s/>4. After clicking post button :</text:span></text:p>
      <text:p text:style-name="P18"><text:s text:c="9"/></text:p>
      <text:p text:style-name="P18"><text:span text:style-name="T36"><text:tab/>( user_id,notice_id) will be inseted into notice_individual)</text:span></text:p>
      <text:p text:style-name="P18"><text:span text:style-name="T36"><text:s text:c="11"/>where user_id will be admission no of student and emp no. of employee</text:span></text:p>
      <text:p text:style-name="P18"><text:span text:style-name="T6"><text:tab/>where notice_id is for unique identification of this notice.</text:span></text:p>
      <text:p text:style-name="P16">Part2:</text:p>
      <text:p text:style-name="P17"><text:s text:c="4"/></text:p>
      <text:p text:style-name="P17"><text:s text:c="5"/><text:span text:style-name="T36">it contain two box:</text:span></text:p>
      <text:p text:style-name="P17"><text:span text:style-name="T36"><text:s text:c="6"/></text:span><text:span text:style-name="T28">1. Generate Employment id</text:span></text:p>
      <text:p text:style-name="P20"><text:s text:c="7"/>1. clicking the 'Generate Employment Id' <text:s/>following url will load through AJAX</text:p>
      <text:p text:style-name="P26"><text:tab/><text:span text:style-name="T29">information/information_ajax/get_dept</text:span></text:p>
      <text:p text:style-name="P26"><text:span text:style-name="T29"><text:s text:c="7"/>2.After selecting department browser will create </text:span><text:span text:style-name="T30">an </text:span><text:span text:style-name="T29"><text:s/>event which </text:span><text:span text:style-name="T30">will load </text:span></text:p>
      <text:p text:style-name="P26"><text:span text:style-name="T30"><text:tab/>the following url through AJAX</text:span></text:p>
      <text:p text:style-name="P27"><text:span text:style-name="T29"><text:s text:c="17"/>ajax/empNameByDept/</text:span></text:p>
      <text:p text:style-name="P27"><text:span text:style-name="T29"><text:s text:c="6"/>3.After selecting Employee name browser will create an event which will write </text:span></text:p>
      <text:p text:style-name="P27"><text:span text:style-name="T29"><text:tab/>the <text:s/>emp_id of user in next input box.</text:span></text:p>
      <text:p text:style-name="P27"/>
      <text:p text:style-name="P27"><text:span text:style-name="T29"><text:s text:c="3"/></text:span><text:span text:style-name="T32">2</text:span><text:span text:style-name="T33">. Generate </text:span><text:span text:style-name="T34">Admission No.</text:span></text:p>
      <text:p text:style-name="P20"><text:s text:c="8"/>1. clicking the '<text:span text:style-name="T37">Generate Admission No</text:span>' <text:s/>following url will load through AJAX</text:p>
      <text:p text:style-name="P26"><text:tab/><text:span text:style-name="T29">information/information_ajax/get_dept</text:span><text:span text:style-name="T30">s</text:span></text:p>
      <text:p text:style-name="P26"><text:span text:style-name="T29"><text:s text:c="7"/>2.After selecting department browser will create </text:span><text:span text:style-name="T30">an </text:span><text:span text:style-name="T29"><text:s/>event which </text:span><text:span text:style-name="T30">will load </text:span></text:p>
      <text:p text:style-name="P26"><text:span text:style-name="T30"><text:tab/>the <text:s text:c="3"/>following url through AJAX</text:span></text:p>
      <text:p text:style-name="P27"><text:span text:style-name="T29"><text:tab/>information/information_ajax/get_courses</text:span></text:p>
      <text:p text:style-name="P27"><text:span text:style-name="T29"><text:s text:c="6"/></text:span></text:p>
      <text:p text:style-name="P27"><text:soft-page-break/></text:p>
      <text:p text:style-name="P27"><text:span text:style-name="T29"><text:tab/>3.</text:span><text:span text:style-name="T31">.After selecting </text:span><text:span text:style-name="T29">course</text:span><text:span text:style-name="T31"> browser will create </text:span><text:span text:style-name="T29">an </text:span><text:span text:style-name="T31"><text:s/>event which </text:span><text:span text:style-name="T29">will load the <text:s/></text:span></text:p>
      <text:p text:style-name="P27"><text:span text:style-name="T29"><text:tab/>following url through AJAX</text:span></text:p>
      <text:p text:style-name="P27"><text:span text:style-name="T29"><text:tab/>ajax/stuNameByDeptAndCourse</text:span></text:p>
      <text:p text:style-name="P27"><text:span text:style-name="T29"><text:s text:c="6"/><text:tab/></text:span><text:span text:style-name="T32">4</text:span><text:span text:style-name="T29">.After selecting Employee name browser will create an event which will write the <text:tab/>emp_id of user in next input box.</text:span></text:p>
      <text:p text:style-name="P27"><text:span text:style-name="T29"/></text:p>
      <text:p text:style-name="P19"/>
      <text:p text:style-name="P21"><text:span text:style-name="T2">6. </text:span><text:span text:style-name="T1">Group Customised</text:span></text:p>
      <text:p text:style-name="P21">(same group is used for notice, circular and minutes)</text:p>
      <text:p text:style-name="P21"><text:span text:style-name="T1">1. Create Group</text:span></text:p>
      <text:p text:style-name="P21"><text:span text:style-name="T1"><text:s/><text:tab/>controller:information_ajax/create_notice_group</text:span></text:p>
      <text:p text:style-name="P21"><text:span text:style-name="T1"><text:tab/>view: create_group.php</text:span></text:p>
      <text:p text:style-name="P21"><text:span text:style-name="T1"><text:tab/>Table: notice_group</text:span></text:p>
      <text:p text:style-name="P21"><text:span text:style-name="T1"><text:tab/>1. clicking create group in post notice will call the controller <text:s/><text:tab/><text:tab/><text:tab/>create_notice_group in new tab.</text:span></text:p>
      <text:p text:style-name="P21"><text:span text:style-name="T1"><text:tab/>2. create_group view has:</text:span></text:p>
      <text:p text:style-name="P21"><text:span text:style-name="T1"><text:tab/><text:tab/>part1:text input for name of group</text:span></text:p>
      <text:p text:style-name="P21"><text:span text:style-name="T1"><text:tab/><text:tab/>part 2:added member of the group</text:span></text:p>
      <text:p text:style-name="P21"><text:span text:style-name="T1"><text:tab/><text:tab/>part 3:All the user of ism with add button.</text:span></text:p>
      <text:p text:style-name="P21"/>
      <text:p text:style-name="P21"/>
      <text:p text:style-name="P24"><text:span text:style-name="T1">2. Delete Group</text:span></text:p>
      <text:p text:style-name="P24"><text:span text:style-name="T1"><text:tab/></text:span><text:span text:style-name="T7">controller:information_ajax/</text:span><text:span text:style-name="T1">delete</text:span><text:span text:style-name="T7">_notice_group</text:span></text:p>
      <text:p text:style-name="P22"><text:span text:style-name="T1"><text:tab/>view: </text:span><text:span text:style-name="T8">delete</text:span><text:span text:style-name="T1">_group.php</text:span></text:p>
      <text:p text:style-name="P22"><text:span text:style-name="T1"><text:tab/>Table: notice_group</text:span></text:p>
      <text:p text:style-name="P22"><text:span text:style-name="T1"><text:tab/>1. clicking </text:span><text:span text:style-name="T8">delete</text:span><text:span text:style-name="T1"> group in post notice will call the controller <text:s/><text:tab/><text:tab/><text:tab/></text:span><text:span text:style-name="T8">delete</text:span><text:span text:style-name="T1">_notice_group in new tab.</text:span></text:p>
      <text:p text:style-name="P22"><text:span text:style-name="T1"><text:tab/>2. </text:span><text:span text:style-name="T8">select group browser will call the controller I<text:tab/>information/information_ajax/add_member_all.</text:span></text:p>
      <text:p text:style-name="P22"><text:span text:style-name="T8"/></text:p>
      <text:p text:style-name="P22"><text:span text:style-name="T8"/></text:p>
      <text:p text:style-name="P24"><text:span text:style-name="T1">3. Edit Group</text:span></text:p>
      <text:p text:style-name="P24"><text:span text:style-name="T1"><text:tab/></text:span><text:span text:style-name="T7">controller:information_ajax/</text:span><text:span text:style-name="T1">edit</text:span><text:span text:style-name="T7">_notice_group</text:span></text:p>
      <text:p text:style-name="P22"><text:span text:style-name="T1"><text:tab/>view: </text:span><text:span text:style-name="T8">edit</text:span><text:span text:style-name="T1">_group.php</text:span></text:p>
      <text:p text:style-name="P22"><text:span text:style-name="T1"><text:tab/>Table: notice_group</text:span></text:p>
      <text:p text:style-name="P22"><text:span text:style-name="T1"><text:tab/>1. clicking create group in post notice will call the controller <text:s/><text:tab/><text:tab/><text:tab/></text:span><text:span text:style-name="T8">edit</text:span><text:span text:style-name="T1">_notice_group in new tab.</text:span></text:p>
      <text:p text:style-name="P22"><text:soft-page-break/><text:span text:style-name="T1"><text:tab/>2. create_group view has:</text:span></text:p>
      <text:p text:style-name="P22"><text:span text:style-name="T1"><text:tab/><text:tab/>part1:</text:span><text:span text:style-name="T8">drop down </text:span><text:span text:style-name="T1"><text:s/>for name of group</text:span></text:p>
      <text:p text:style-name="P22"><text:span text:style-name="T1"><text:tab/><text:tab/>part 2:added member of the group</text:span></text:p>
      <text:p text:style-name="P22"><text:span text:style-name="T1"><text:tab/><text:tab/>part 3:All the user of ism with add button.</text:span></text:p>
      <text:p text:style-name="P22"/>
      <text:p text:style-name="P24"><text:span text:style-name="T1">7.Group Global</text:span></text:p>
      <text:p text:style-name="P24"><text:span text:style-name="T1"/></text:p>
      <text:p text:style-name="P24"><text:span text:style-name="T1"><text:s text:c="3"/>This will only access through admin.</text:span></text:p>
      <text:p text:style-name="P22"><text:span text:style-name="T1">1. Create Group</text:span></text:p>
      <text:p text:style-name="P22"><text:span text:style-name="T1"><text:s/><text:tab/>controller:information_ajax/create_group_</text:span><text:span text:style-name="T8">global</text:span></text:p>
      <text:p text:style-name="P22"><text:span text:style-name="T1"><text:tab/>view: create_group_</text:span><text:span text:style-name="T8">global</text:span><text:span text:style-name="T1">.php</text:span></text:p>
      <text:p text:style-name="P22"><text:span text:style-name="T1"><text:tab/>Table: </text:span><text:span text:style-name="T8">info</text:span><text:span text:style-name="T1">_group_</text:span><text:span text:style-name="T8">global</text:span></text:p>
      <text:p text:style-name="P22"><text:span text:style-name="T1"><text:tab/>1. clicking create group in post notice will call the controller <text:s/><text:tab/><text:tab/><text:tab/>create_group_</text:span><text:span text:style-name="T8">global</text:span><text:span text:style-name="T1"> in new tab.</text:span></text:p>
      <text:p text:style-name="P22"><text:span text:style-name="T1"><text:tab/>2. create_group view has:</text:span></text:p>
      <text:p text:style-name="P22"><text:span text:style-name="T1"><text:tab/><text:tab/>part1:text input for name of group </text:span><text:span text:style-name="T9">call the </text:span></text:p>
      <text:p text:style-name="P22"><text:span text:style-name="T1"><text:tab/><text:tab/>part 2:added member of the group</text:span></text:p>
      <text:p text:style-name="P22"><text:span text:style-name="T1"><text:tab/><text:tab/>part 3:All the user of ism with add button.</text:span></text:p>
      <text:p text:style-name="P22"/>
      <text:p text:style-name="P22"/>
      <text:p text:style-name="P24"><text:span text:style-name="T1">2. Delete Group</text:span></text:p>
      <text:p text:style-name="P24"><text:span text:style-name="T1"><text:tab/></text:span><text:span text:style-name="T7">controller:information_ajax/</text:span><text:span text:style-name="T1">delete</text:span><text:span text:style-name="T7">_grou</text:span><text:span text:style-name="T1">p</text:span><text:span text:style-name="T7">_</text:span><text:span text:style-name="T1">global</text:span></text:p>
      <text:p text:style-name="P22"><text:span text:style-name="T1"><text:tab/>view: </text:span><text:span text:style-name="T8">delete</text:span><text:span text:style-name="T1">_group_</text:span><text:span text:style-name="T8">global</text:span><text:span text:style-name="T1">.php</text:span></text:p>
      <text:p text:style-name="P22"><text:span text:style-name="T1"><text:tab/>Table: </text:span><text:span text:style-name="T8">info</text:span><text:span text:style-name="T1">_group_</text:span><text:span text:style-name="T8">global</text:span></text:p>
      <text:p text:style-name="P22"><text:span text:style-name="T1"><text:tab/>1. clicking </text:span><text:span text:style-name="T8">delete</text:span><text:span text:style-name="T1"> group in post notice will call the controller <text:s/><text:tab/><text:tab/><text:tab/></text:span><text:span text:style-name="T8">delete</text:span><text:span text:style-name="T1">_grou</text:span><text:span text:style-name="T8">p</text:span><text:span text:style-name="T1">_</text:span><text:span text:style-name="T8">global</text:span><text:span text:style-name="T1"> in new tab.</text:span></text:p>
      <text:p text:style-name="P22"><text:span text:style-name="T1"><text:tab/>2. </text:span><text:span text:style-name="T8">select group browser will call the controller I<text:tab/>information/information_ajax/add_member_all.</text:span></text:p>
      <text:p text:style-name="P22"><text:span text:style-name="T8"/></text:p>
      <text:p text:style-name="P22"><text:span text:style-name="T8"/></text:p>
      <text:p text:style-name="P24"><text:span text:style-name="T1">3. Edit Group</text:span></text:p>
      <text:p text:style-name="P24"><text:span text:style-name="T1"><text:tab/></text:span><text:span text:style-name="T7">controller:information_ajax/</text:span><text:span text:style-name="T1">edit</text:span><text:span text:style-name="T7">_group_</text:span><text:span text:style-name="T9">global</text:span></text:p>
      <text:p text:style-name="P22"><text:span text:style-name="T1"><text:tab/>view: </text:span><text:span text:style-name="T8">edit</text:span><text:span text:style-name="T1">_group_</text:span><text:span text:style-name="T9">global</text:span><text:span text:style-name="T1">.php</text:span></text:p>
      <text:p text:style-name="P22"><text:span text:style-name="T1"><text:tab/>Table: </text:span><text:span text:style-name="T9">info</text:span><text:span text:style-name="T1">_group_</text:span><text:span text:style-name="T9">global</text:span></text:p>
      <text:p text:style-name="P23"><text:span text:style-name="T1"><text:tab/>1. clicking create group in post notice will call the controller <text:s/><text:tab/><text:tab/><text:tab/></text:span><text:span text:style-name="T8">edit</text:span><text:span text:style-name="T1">_group_</text:span><text:span text:style-name="T9">global</text:span><text:span text:style-name="T1"> in new tab.</text:span></text:p>
      <text:p text:style-name="P22"><text:span text:style-name="T1"><text:tab/>2. create_group view has:</text:span></text:p>
      <text:p text:style-name="P22"><text:soft-page-break/><text:span text:style-name="T1"><text:tab/><text:tab/>part1:</text:span><text:span text:style-name="T8">drop down </text:span><text:span text:style-name="T1"><text:s/>for name of group</text:span></text:p>
      <text:p text:style-name="P22"><text:span text:style-name="T1"><text:tab/><text:tab/>part 2:added member of the group</text:span></text:p>
      <text:p text:style-name="P22"><text:span text:style-name="T1"><text:tab/><text:tab/>part 3:All the user of ism with add button.</text:span></text:p>
      <text:p text:style-name="P24"/>
      <text:p text:style-name="P24"/>
      <text:p text:style-name="P25"><text:span text:style-name="T1">8. Group General</text:span></text:p>
      <text:p text:style-name="P25"/>
      <text:p text:style-name="P25">1. selecting the group general will show <text:s/>select categories in a Department and Department box using <text:span text:style-name="T27">JQUERY.</text:span></text:p>
      <text:p text:style-name="P25">2.selecting the 'Employee' will show the 'Types of faculty box'</text:p>
      <text:p text:style-name="P25">3.selecting the 'Student' will show ' select courses box'</text:p>
      <text:p text:style-name="P25">4.selecting courses in course box will show 'select semester'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8"/>
      <text:p text:style-name="P34"><text:span text:style-name="T26">Note:</text:span></text:p>
      <text:p text:style-name="P33"><text:span text:style-name="T26">Circular and Minutes has same schema so there is no need for repeated documentation of same th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2:13:03.488617671</meta:creation-date>
    <dc:date>2015-11-07T01:05:17.374223367</dc:date>
    <meta:editing-duration>PT1H42M1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7" meta:paragraph-count="182" meta:word-count="1142" meta:character-count="8185" meta:non-whitespace-character-count="6767"/>
  </office:meta>
</office:document-meta>
</file>